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10.345cm"/>
    </style:style>
    <style:style style:name="co6" style:family="table-column">
      <style:table-column-properties fo:break-before="auto" style:column-width="15.7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7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="0.06pt solid #000000"/>
      <style:text-properties fo:color="#ff0000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ff0000"/>
    </style:style>
  </office:automatic-styles>
  <office:body>
    <office:spreadsheet>
      <table:table table:name="Test_SGPIO0_15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/>
          <table:table-cell table:style-name="ce1" office:value-type="string">
            <text:p>Test SGPIO with CPLD passtrough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2" office:value-type="string">
            <text:p>MCU Freq MHz</text:p>
          </table:table-cell>
          <table:table-cell table:style-name="ce5" office:value-type="float" office:value="204">
            <text:p>204</text:p>
          </table:table-cell>
          <table:table-cell table:style-name="ce1" table:number-columns-repeated="3"/>
        </table:table-row>
        <table:table-row table:style-name="ro2">
          <table:table-cell/>
          <table:table-cell table:style-name="ce3" office:value-type="string">
            <text:p>GPIO</text:p>
          </table:table-cell>
          <table:table-cell table:style-name="ce6" office:value-type="string">
            <text:p>Expected Freq MHz</text:p>
          </table:table-cell>
          <table:table-cell office:value-type="string">
            <text:p>Scope Freq MHz</text:p>
            <text:p>B2AUX1 to 16</text:p>
          </table:table-cell>
          <table:table-cell office:value-type="string">
            <text:p>Voltage (measure with a low cost probe and 10cm wire female/female)</text:p>
            <text:p>B2AUX1 to 16</text:p>
          </table:table-cell>
          <table:table-cell office:value-type="string">
            <text:p>Measure / Problems</text:p>
          </table:table-cell>
        </table:table-row>
        <table:table-row table:style-name="ro1">
          <table:table-cell/>
          <table:table-cell office:value-type="string">
            <text:p>SGPIO00</text:p>
          </table:table-cell>
          <table:table-cell table:formula="of:=[.$C$2]/2" office:value-type="float" office:value="102">
            <text:p>102,00000</text:p>
          </table:table-cell>
          <table:table-cell office:value-type="float" office:value="102.023">
            <text:p>102,023</text:p>
          </table:table-cell>
          <table:table-cell office:value-type="string">
            <text:p>Vmax 3,92V, Vmin=-0,4V Vrms=2,27V Vpp=4,24V (max value overshoot)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SGPIO01</text:p>
          </table:table-cell>
          <table:table-cell table:formula="of:=[.$C$2]/4" office:value-type="float" office:value="51">
            <text:p>51,00000</text:p>
          </table:table-cell>
          <table:table-cell office:value-type="float" office:value="51.0116">
            <text:p>51,0116</text:p>
          </table:table-cell>
          <table:table-cell office:value-type="string">
            <text:p>Vmax 4,64V, Vmin=-1,52V Vrms=2,78V Vpp=6,08V (max value overshoot)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SGPIO02</text:p>
          </table:table-cell>
          <table:table-cell table:formula="of:=[.$C$2]/6" office:value-type="float" office:value="34">
            <text:p>34,00000</text:p>
          </table:table-cell>
          <table:table-cell office:value-type="float" office:value="34.0077">
            <text:p>34,0077</text:p>
          </table:table-cell>
          <table:table-cell office:value-type="string">
            <text:p>Vmax 4,96V, Vmin=-1,92V Vrms=2,80V Vpp=6,96V (max value overshoot)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SGPIO03</text:p>
          </table:table-cell>
          <table:table-cell table:formula="of:=[.$C$2]/8" office:value-type="float" office:value="25.5">
            <text:p>25,50000</text:p>
          </table:table-cell>
          <table:table-cell office:value-type="float" office:value="25.5058">
            <text:p>25,5058</text:p>
          </table:table-cell>
          <table:table-cell office:value-type="string">
            <text:p>Vmax 5,04V, Vmin=-1,92V Vrms=2,72V Vpp=6,96V (max value overshoot)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SGPIO04</text:p>
          </table:table-cell>
          <table:table-cell table:formula="of:=[.$C$2]/10" office:value-type="float" office:value="20.4">
            <text:p>20,40000</text:p>
          </table:table-cell>
          <table:table-cell office:value-type="float" office:value="20.4046">
            <text:p>20,4046</text:p>
          </table:table-cell>
          <table:table-cell office:value-type="string">
            <text:p>Vmax 4,96V, Vmin=-1,84V Vrms=2,65V Vpp=6,56V (max value overshoot)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SGPIO05</text:p>
          </table:table-cell>
          <table:table-cell table:formula="of:=[.$C$2]/12" office:value-type="float" office:value="17">
            <text:p>17,00000</text:p>
          </table:table-cell>
          <table:table-cell office:value-type="float" office:value="17.0039">
            <text:p>17,0039</text:p>
          </table:table-cell>
          <table:table-cell office:value-type="string">
            <text:p>Vmax 4,80V, Vmin=-1,68V Vrms=2,50V Vpp=6,48V (max value overshoot)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SGPIO06</text:p>
          </table:table-cell>
          <table:table-cell table:formula="of:=[.$C$2]/14" office:value-type="float" office:value="14.5714285714286">
            <text:p>14,57143</text:p>
          </table:table-cell>
          <table:table-cell office:value-type="float" office:value="14.5748">
            <text:p>14,5748</text:p>
          </table:table-cell>
          <table:table-cell office:value-type="string">
            <text:p>Vmax 4,80V, Vmin=-1,76V Vrms=2,47V Vpp=6,56V (max value overshoot)</text:p>
          </table:table-cell>
          <table:table-cell office:value-type="string">
            <text:p>-</text:p>
          </table:table-cell>
        </table:table-row>
        <table:table-row table:style-name="ro3">
          <table:table-cell/>
          <table:table-cell office:value-type="string">
            <text:p>SGPIO07</text:p>
          </table:table-cell>
          <table:table-cell table:formula="of:=[.$C$2]/16" office:value-type="float" office:value="12.75">
            <text:p>12,7500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Vmax 3,52V, Vmin=2,80V Vrms=3,17V Vpp=0,72V (max value overshoot)</text:p>
          </table:table-cell>
          <table:table-cell table:style-name="ce8" office:value-type="string">
            <text:p><text:span text:style-name="T1">LPC_OUT pin SGPIO7 OK : 12.7529MHz Vmax 4,00V, Vmin=-0,96V Vrms=2,35V Vpp=4,96V (max value overshoot)</text:span></text:p>
            <text:p><text:span text:style-name="T1">CPLD IN pin SGPIO7 OK  <text:s/>: 12.7529MHz Vmax 4,08V, Vmin=-0,96V Vrms=2,35V Vpp=5,04V (max value overshoot)</text:span></text:p>
            <text:p>B2AUX8 OUT pin=KO 3,3V Continuous (instead of 12,75MHz 3,3V)</text:p>
          </table:table-cell>
        </table:table-row>
        <table:table-row table:style-name="ro2">
          <table:table-cell/>
          <table:table-cell office:value-type="string">
            <text:p>SGPIO08</text:p>
          </table:table-cell>
          <table:table-cell table:formula="of:=[.$C$2]/18" office:value-type="float" office:value="11.3333333333333">
            <text:p>11,33333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Vmax 3,60V, Vmin=2,80V Vrms=3,17V Vpp=0,72V (max value overshoot)</text:p>
          </table:table-cell>
          <table:table-cell table:style-name="ce8" office:value-type="string">
            <text:p>SGPIO8 LPC OUT KO : 0Hz <text:span text:style-name="T2">Vmax 1,04V, Vmin=0,56V Vrms=0,858V Vpp=0,48V (max value overshoot)</text:span></text:p>
            <text:p>B2AUX9=KO 0,0V Continuous =&gt; Bus Contention because of CPLD ?</text:p>
          </table:table-cell>
        </table:table-row>
        <table:table-row table:style-name="ro1">
          <table:table-cell/>
          <table:table-cell office:value-type="string">
            <text:p>SGPIO09</text:p>
          </table:table-cell>
          <table:table-cell table:formula="of:=[.$C$2]/20" office:value-type="float" office:value="10.2">
            <text:p>10,20000</text:p>
          </table:table-cell>
          <table:table-cell office:value-type="float" office:value="10.2023">
            <text:p>10,2023</text:p>
          </table:table-cell>
          <table:table-cell office:value-type="string">
            <text:p>Vmax 4,80V, Vmin=-1,60V Vrms=2,44V Vpp=6,56V (max value overshoot)</text:p>
          </table:table-cell>
          <table:table-cell office:value-type="string">
            <text:p>-</text:p>
          </table:table-cell>
        </table:table-row>
        <table:table-row table:style-name="ro3">
          <table:table-cell/>
          <table:table-cell office:value-type="string">
            <text:p>SGPIO10</text:p>
          </table:table-cell>
          <table:table-cell table:formula="of:=[.$C$2]/22" office:value-type="float" office:value="9.27272727272727">
            <text:p>9,27273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Vmax 3,52V, Vmin=2,80V Vrms=3,18V Vpp=0,72V (max value overshoot)</text:p>
          </table:table-cell>
          <table:table-cell table:style-name="ce8" office:value-type="string">
            <text:p><text:span text:style-name="T1">LPC OUT pin SGPIO10 OK : 9,27484MHz Vmax 4,08V, Vmin=-1,04V Vrms=2,32V Vpp=5,12V (max value overshoot)</text:span></text:p>
            <text:p><text:span text:style-name="T1">CPLD IN pin SGPIO10 OK  : 9,27484MHz Vmax 4,08V, Vmin=-1,04V Vrms=2,33V Vpp=5,12V (max value overshoot)</text:span></text:p>
            <text:p>B2AUX11=KO +3,3V Continuous (instead of 9,27MHz 3,3V)</text:p>
          </table:table-cell>
        </table:table-row>
        <table:table-row table:style-name="ro1">
          <table:table-cell/>
          <table:table-cell office:value-type="string">
            <text:p>SGPIO11</text:p>
          </table:table-cell>
          <table:table-cell table:formula="of:=[.$C$2]/24" office:value-type="float" office:value="8.5">
            <text:p>8,50000</text:p>
          </table:table-cell>
          <table:table-cell office:value-type="float" office:value="8.50193">
            <text:p>8,50193</text:p>
          </table:table-cell>
          <table:table-cell office:value-type="string">
            <text:p>Vmax 4,72V, Vmin=-1,76V Vrms=2,37V Vpp=6,48V (max value overshoot)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SGPIO12</text:p>
          </table:table-cell>
          <table:table-cell table:formula="of:=[.$C$2]/26" office:value-type="float" office:value="7.84615384615385">
            <text:p>7,84615</text:p>
          </table:table-cell>
          <table:table-cell office:value-type="float" office:value="7.84794">
            <text:p>7,84794</text:p>
          </table:table-cell>
          <table:table-cell office:value-type="string">
            <text:p>Vmax 4,80V, Vmin=-1,76V Vrms=2,37V Vpp=6,40V (max value overshoot)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SGPIO13</text:p>
          </table:table-cell>
          <table:table-cell table:formula="of:=[.$C$2]/28" office:value-type="float" office:value="7.28571428571429">
            <text:p>7,28571</text:p>
          </table:table-cell>
          <table:table-cell office:value-type="float" office:value="7.28737">
            <text:p>7,28737</text:p>
          </table:table-cell>
          <table:table-cell office:value-type="string">
            <text:p>Vmax 4,80V, Vmin=-1,68V Vrms=2,37V Vpp=6,48V (max value overshoot)</text:p>
          </table:table-cell>
          <table:table-cell office:value-type="string">
            <text:p>-</text:p>
          </table:table-cell>
        </table:table-row>
        <table:table-row table:style-name="ro3">
          <table:table-cell/>
          <table:table-cell office:value-type="string">
            <text:p>SGPIO14</text:p>
          </table:table-cell>
          <table:table-cell table:formula="of:=[.$C$2]/30" office:value-type="float" office:value="6.8">
            <text:p>6,8000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Vmax 3,36V, Vmin=3,16V Vrms=3,16V Vpp=0,48V (max value overshoot)</text:p>
          </table:table-cell>
          <table:table-cell table:style-name="ce8" office:value-type="string">
            <text:p><text:span text:style-name="T1">LPC OUT pin SGPIO14 OK : 6,80155MHz Vmax 3,92V, Vmin=-0,96V Vrms=2,3V Vpp=4,88V (max value overshoot)</text:span></text:p>
            <text:p><text:span text:style-name="T1">CPLD IN pin SGPIO14 OK  : 6,80155MHz Vmax 4,08V, Vmin=-0,96V Vrms=2,3V Vpp=5,04V (max value overshoot)</text:span></text:p>
            <text:p>B2AUX15=KO +3,3V Continuous (instead of 6,8MHz 3,3V)</text:p>
          </table:table-cell>
        </table:table-row>
        <table:table-row table:style-name="ro1">
          <table:table-cell/>
          <table:table-cell office:value-type="string">
            <text:p>SGPIO15</text:p>
          </table:table-cell>
          <table:table-cell table:formula="of:=[.$C$2]/32" office:value-type="float" office:value="6.375">
            <text:p>6,37500</text:p>
          </table:table-cell>
          <table:table-cell office:value-type="float" office:value="6.37645">
            <text:p>6,37645</text:p>
          </table:table-cell>
          <table:table-cell office:value-type="string">
            <text:p>Vmax 4,80V, Vmin=-1,68V Vrms=2,34V Vpp=6,48V (max value overshoot)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table:style-name="ce1" table:number-columns-repeated="5"/>
        </table:table-row>
        <table:table-row table:style-name="ro1">
          <table:table-cell/>
          <table:table-cell table:style-name="ce1" office:value-type="string">
            <text:p>B1AUX(9)=1 (Connected to 1.8V) <text:s/>=&gt; SGPIO 0 to 15 output =&gt; B2AUX1 to 16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>
            <text:p>CPLD VHDL used : sgpio_if_passthrough.svf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>
            <text:p>LPC4330 code used : sgpio_passthrough.c executed from RAM</text:p>
          </table:table-cell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.199cm" fo:margin-top="1.199cm" fo:margin-bottom="1.199cm" fo:margin-left="1.199cm" fo:margin-right="1.1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4T17:16:18.43</meta:creation-date>
    <dc:date>2012-07-15T11:50:01.90</dc:date>
    <meta:editing-duration>PT7H35M32S</meta:editing-duration>
    <meta:editing-cycles>108</meta:editing-cycles>
    <meta:generator>LibreOffice/3.5$Windows_x86 LibreOffice_project/165a79a-7059095-e13bb37-fef39a4-9503d18</meta:generator>
    <meta:document-statistic meta:table-count="1" meta:cell-count="91" meta:object-count="0"/>
  </office:meta>
</office:document-meta>
</file>